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ST_EXPORT_PAR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11" table:default-cell-style-name="ce3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11"/>
          <table:table-cell table:number-columns-repeated="1008"/>
        </table:table-row>
        <table:table-row table:style-name="ro2">
          <table:table-cell table:style-name="ce2" office:value-type="string">
            <text:p>DOC</text:p>
          </table:table-cell>
          <table:table-cell table:style-name="Default" office:value-type="string">
            <text:p>DIR</text:p>
          </table:table-cell>
          <table:table-cell table:style-name="ce2" office:value-type="string">
            <text:p>TST_EXPORT_FOLDER</text:p>
          </table:table-cell>
          <table:table-cell table:style-name="ce2"/>
          <table:table-cell table:style-name="ce2" office:value-type="string">
            <text:p>Test Export Folder</text:p>
          </table:table-cell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EXPORT_PARAM</text:p>
          </table:table-cell>
          <table:table-cell table:style-name="ce1" table:number-columns-repeated="2"/>
          <table:table-cell table:style-name="ce1" office:value-type="string">
            <text:p>a_text</text:p>
          </table:table-cell>
          <table:table-cell table:style-name="ce1" table:number-columns-repeated="11"/>
          <table:table-cell table:number-columns-repeated="1008"/>
        </table:table-row>
        <table:table-row table:style-name="ro3">
          <table:table-cell office:value-type="string">
            <text:p>DOC</text:p>
          </table:table-cell>
          <table:table-cell office:value-type="string">
            <text:p>TST_EXPORT_PARAM</text:p>
          </table:table-cell>
          <table:table-cell office:value-type="string">
            <text:p>TST_EXPORT_PARAM_01</text:p>
          </table:table-cell>
          <table:table-cell office:value-type="string">
            <text:p>TST_EXPORT_FOLDER</text:p>
          </table:table-cell>
          <table:table-cell office:value-type="string">
            <text:p>One</text:p>
          </table:table-cell>
          <table:table-cell table:number-columns-repeated="1019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_PARAM</text:p>
          </table:table-cell>
          <table:table-cell office:value-type="string">
            <text:p>TST_EXPORT_PARAM_02</text:p>
          </table:table-cell>
          <table:table-cell office:value-type="string">
            <text:p>TST_EXPORT_FOLDER</text:p>
          </table:table-cell>
          <table:table-cell office:value-type="string">
            <text:p>Two</text:p>
          </table:table-cell>
          <table:table-cell table:number-columns-repeated="1019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_PARAM</text:p>
          </table:table-cell>
          <table:table-cell office:value-type="string">
            <text:p>TST_EXPORT_PARAM_03</text:p>
          </table:table-cell>
          <table:table-cell office:value-type="string">
            <text:p>TST_EXPORT_FOLDER</text:p>
          </table:table-cell>
          <table:table-cell office:value-type="string">
            <text:p>Thre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1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1-13T11:35:07</dc:date>
    <dc:creator>Jérôme Augé</dc:creator>
    <meta:editing-duration>PT37M13S</meta:editing-duration>
    <meta:editing-cycles>4</meta:editing-cycles>
    <meta:document-statistic meta:table-count="1" meta:cell-count="25" meta:object-count="0"/>
  </office:meta>
</office:document-meta>
</file>